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1" svg:font-family="Arimo"/>
    <style:font-face style:name="Arimo" svg:font-family="Arimo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3" style:family="graphic" style:parent-style-name="standard">
      <style:graphic-properties draw:stroke="none" draw:fill="solid" draw:fill-color="#ebebeb"/>
    </style:style>
    <style:style style:name="gr4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6" style:family="graphic" style:parent-style-name="standard">
      <style:graphic-properties draw:stroke="solid" svg:stroke-width="0.037cm" svg:stroke-color="#00bfc4" draw:stroke-linejoin="round" svg:stroke-linecap="butt" draw:fill="none" fo:padding-top="0.018cm" fo:padding-bottom="0.018cm" fo:padding-left="0.018cm" fo:padding-right="0.018cm"/>
    </style:style>
    <style:style style:name="gr7" style:family="graphic" style:parent-style-name="standard">
      <style:graphic-properties draw:stroke="solid" svg:stroke-width="0.037cm" svg:stroke-color="#f8766d" draw:stroke-linejoin="round" svg:stroke-linecap="butt" draw:fill="none" fo:padding-top="0.018cm" fo:padding-bottom="0.018cm" fo:padding-left="0.018cm" fo:padding-right="0.01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09cm" fo:min-width="0.3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2f2f2"/>
    </style:style>
    <style:style style:name="gr12" style:family="graphic" style:parent-style-name="standard">
      <style:graphic-properties draw:marker-start="Arrowheads_20_1" draw:marker-start-width="0.3cm" draw:marker-end="Arrowheads_20_2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marker-start="Arrowheads_20_3" draw:marker-start-width="0.3cm" draw:marker-end="Arrowheads_20_4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heads_20_5" draw:marker-start-width="0.3cm" draw:textarea-horizontal-align="center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f2f2f2"/>
    </style:style>
    <style:style style:name="P8" style:family="paragraph">
      <style:paragraph-properties fo:text-align="center"/>
    </style:style>
    <style:style style:name="P9" style:family="paragraph">
      <style:text-properties fo:font-size="18pt" style:font-size-asian="24pt" style:font-size-complex="24pt"/>
    </style:style>
    <style:style style:name="P10" style:family="paragraph">
      <loext:graphic-properties draw:fill="none" draw:fill-color="#ffffff"/>
      <style:text-properties fo:font-size="18pt" style:font-size-asian="24pt" style:font-size-complex="24pt"/>
    </style:style>
    <style:style style:name="T1" style:family="text">
      <style:text-properties fo:color="#4d4d4d" loext:opacity="100%" style:font-name="Arimo1" fo:font-size="8.80000019073486pt" style:font-size-asian="8.80000019073486pt" style:font-name-complex="Arimo1" style:font-size-complex="8.80000019073486pt"/>
    </style:style>
    <style:style style:name="T2" style:family="text">
      <style:text-properties fo:color="#000000" loext:opacity="100%" style:font-name="Arimo1" fo:font-size="11pt" style:font-size-asian="11pt" style:font-name-complex="Arimo1" style:font-size-complex="11pt"/>
    </style:style>
    <style:style style:name="T3" style:family="text">
      <style:text-properties fo:color="#000000" loext:opacity="100%" style:font-name="Arimo1" fo:font-size="8.80000019073486pt" style:font-size-asian="8.80000019073486pt" style:font-name-complex="Arimo1" style:font-size-complex="8.80000019073486pt"/>
    </style:style>
    <style:style style:name="T4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32cm" svg:height="10.16cm" svg:x="0cm" svg:y="0cm" svg:viewBox="0 0 20321 10161" draw:points="0,0 20321,0 20321,10161 0,10161">
          <text:p/>
        </draw:polygon>
        <draw:polygon draw:style-name="gr2" draw:text-style-name="P1" draw:layer="layout" svg:width="20.32cm" svg:height="10.16cm" svg:x="0cm" svg:y="0cm" svg:viewBox="0 0 20321 10161" draw:points="0,0 20321,0 20321,10161 0,10161">
          <text:p/>
        </draw:polygon>
        <draw:polygon draw:style-name="gr3" draw:text-style-name="P2" draw:layer="layout" svg:width="16.004cm" svg:height="8.848cm" svg:x="1.905cm" svg:y="0.358cm" svg:viewBox="0 0 16005 8849" draw:points="0,0 16005,0 16005,8849 0,8849">
          <text:p/>
        </draw:polygon>
        <draw:line draw:style-name="gr4" draw:text-style-name="P3" draw:layer="layout" svg:x1="1.617cm" svg:y1="7.446cm" svg:x2="17.621cm" svg:y2="7.446cm">
          <text:p/>
        </draw:line>
        <draw:line draw:style-name="gr4" draw:text-style-name="P3" draw:layer="layout" svg:x1="1.617cm" svg:y1="5.061cm" svg:x2="17.621cm" svg:y2="5.061cm">
          <text:p/>
        </draw:line>
        <draw:line draw:style-name="gr4" draw:text-style-name="P3" draw:layer="layout" svg:x1="1.617cm" svg:y1="2.677cm" svg:x2="17.621cm" svg:y2="2.677cm">
          <text:p/>
        </draw:line>
        <draw:line draw:style-name="gr4" draw:text-style-name="P3" draw:layer="layout" svg:x1="1.617cm" svg:y1="0.292cm" svg:x2="17.621cm" svg:y2="0.292cm">
          <text:p/>
        </draw:line>
        <draw:line draw:style-name="gr4" draw:text-style-name="P3" draw:layer="layout" svg:x1="5.582cm" svg:y1="9.041cm" svg:x2="5.582cm" svg:y2="0.193cm">
          <text:p/>
        </draw:line>
        <draw:line draw:style-name="gr4" draw:text-style-name="P3" draw:layer="layout" svg:x1="9.847cm" svg:y1="9.041cm" svg:x2="9.847cm" svg:y2="0.193cm">
          <text:p/>
        </draw:line>
        <draw:line draw:style-name="gr4" draw:text-style-name="P3" draw:layer="layout" svg:x1="14.111cm" svg:y1="9.041cm" svg:x2="14.111cm" svg:y2="0.193cm">
          <text:p/>
        </draw:line>
        <draw:line draw:style-name="gr5" draw:text-style-name="P3" draw:layer="layout" svg:x1="1.617cm" svg:y1="8.639cm" svg:x2="17.621cm" svg:y2="8.639cm">
          <text:p/>
        </draw:line>
        <draw:line draw:style-name="gr5" draw:text-style-name="P3" draw:layer="layout" svg:x1="1.617cm" svg:y1="6.254cm" svg:x2="17.621cm" svg:y2="6.254cm">
          <text:p/>
        </draw:line>
        <draw:line draw:style-name="gr5" draw:text-style-name="P3" draw:layer="layout" svg:x1="1.617cm" svg:y1="3.869cm" svg:x2="17.621cm" svg:y2="3.869cm">
          <text:p/>
        </draw:line>
        <draw:line draw:style-name="gr5" draw:text-style-name="P3" draw:layer="layout" svg:x1="1.617cm" svg:y1="1.484cm" svg:x2="17.621cm" svg:y2="1.484cm">
          <text:p/>
        </draw:line>
        <draw:line draw:style-name="gr5" draw:text-style-name="P3" draw:layer="layout" svg:x1="3.449cm" svg:y1="9.041cm" svg:x2="3.449cm" svg:y2="0.193cm">
          <text:p/>
        </draw:line>
        <draw:line draw:style-name="gr5" draw:text-style-name="P3" draw:layer="layout" svg:x1="7.714cm" svg:y1="9.041cm" svg:x2="7.714cm" svg:y2="0.193cm">
          <text:p/>
        </draw:line>
        <draw:line draw:style-name="gr5" draw:text-style-name="P3" draw:layer="layout" svg:x1="11.979cm" svg:y1="9.041cm" svg:x2="11.979cm" svg:y2="0.193cm">
          <text:p/>
        </draw:line>
        <draw:line draw:style-name="gr5" draw:text-style-name="P3" draw:layer="layout" svg:x1="16.244cm" svg:y1="9.041cm" svg:x2="16.244cm" svg:y2="0.193cm">
          <text:p/>
        </draw:line>
        <draw:line draw:style-name="gr6" draw:text-style-name="P3" draw:layer="layout" svg:x1="6.148cm" svg:y1="8.639cm" svg:x2="6.148cm" svg:y2="3.854cm">
          <text:p/>
        </draw:line>
        <draw:line draw:style-name="gr6" draw:text-style-name="P3" draw:layer="layout" svg:x1="12.919cm" svg:y1="8.639cm" svg:x2="12.919cm" svg:y2="2.608cm">
          <text:p/>
        </draw:line>
        <draw:line draw:style-name="gr7" draw:text-style-name="P3" draw:layer="layout" svg:x1="10.643cm" svg:y1="8.639cm" svg:x2="10.643cm" svg:y2="4.017cm">
          <text:p/>
        </draw:line>
        <draw:line draw:style-name="gr6" draw:text-style-name="P3" draw:layer="layout" svg:x1="2.866cm" svg:y1="8.639cm" svg:x2="2.866cm" svg:y2="0.595cm">
          <text:p/>
        </draw:line>
        <draw:line draw:style-name="gr6" draw:text-style-name="P3" draw:layer="layout" svg:x1="6.931cm" svg:y1="8.639cm" svg:x2="6.931cm" svg:y2="5.51cm">
          <text:p/>
        </draw:line>
        <draw:line draw:style-name="gr6" draw:text-style-name="P3" draw:layer="layout" svg:x1="16.894cm" svg:y1="8.639cm" svg:x2="16.894cm" svg:y2="3.929cm">
          <text:p/>
        </draw:line>
        <draw:line draw:style-name="gr6" draw:text-style-name="P3" draw:layer="layout" svg:x1="4.18cm" svg:y1="8.639cm" svg:x2="4.18cm" svg:y2="5.803cm">
          <text:p/>
        </draw:line>
        <draw:line draw:style-name="gr6" draw:text-style-name="P3" draw:layer="layout" svg:x1="2.344cm" svg:y1="8.639cm" svg:x2="2.344cm" svg:y2="1.668cm">
          <text:p/>
        </draw:line>
        <draw:line draw:style-name="gr6" draw:text-style-name="P3" draw:layer="layout" svg:x1="11.824cm" svg:y1="8.639cm" svg:x2="11.824cm" svg:y2="2.223cm">
          <text:p/>
        </draw:line>
        <draw:line draw:style-name="gr6" draw:text-style-name="P3" draw:layer="layout" svg:x1="10.038cm" svg:y1="8.639cm" svg:x2="10.038cm" svg:y2="6.438cm">
          <text:p/>
        </draw:line>
        <draw:line draw:style-name="gr6" draw:text-style-name="P3" draw:layer="layout" svg:x1="9.553cm" svg:y1="8.639cm" svg:x2="9.553cm" svg:y2="6.265cm">
          <text:p/>
        </draw:line>
        <draw:line draw:style-name="gr6" draw:text-style-name="P3" draw:layer="layout" svg:x1="5.387cm" svg:y1="8.639cm" svg:x2="5.387cm" svg:y2="6.698cm">
          <text:p/>
        </draw:line>
        <draw:line draw:style-name="gr6" draw:text-style-name="P3" draw:layer="layout" svg:x1="7.031cm" svg:y1="8.639cm" svg:x2="7.031cm" svg:y2="5.457cm">
          <text:p/>
        </draw:line>
        <draw:line draw:style-name="gr7" draw:text-style-name="P3" draw:layer="layout" svg:x1="12.857cm" svg:y1="8.639cm" svg:x2="12.857cm" svg:y2="7.033cm">
          <text:p/>
        </draw:line>
        <draw:line draw:style-name="gr7" draw:text-style-name="P3" draw:layer="layout" svg:x1="4.229cm" svg:y1="8.639cm" svg:x2="4.229cm" svg:y2="6.422cm">
          <text:p/>
        </draw:line>
        <draw:line draw:style-name="gr7" draw:text-style-name="P3" draw:layer="layout" svg:x1="11.083cm" svg:y1="8.639cm" svg:x2="11.083cm" svg:y2="5.613cm">
          <text:p/>
        </draw:line>
        <draw:line draw:style-name="gr6" draw:text-style-name="P3" draw:layer="layout" svg:x1="11.348cm" svg:y1="8.639cm" svg:x2="11.348cm" svg:y2="5.125cm">
          <text:p/>
        </draw:line>
        <draw:line draw:style-name="gr6" draw:text-style-name="P3" draw:layer="layout" svg:x1="14.904cm" svg:y1="8.639cm" svg:x2="14.904cm" svg:y2="5.763cm">
          <text:p/>
        </draw:line>
        <draw:line draw:style-name="gr6" draw:text-style-name="P3" draw:layer="layout" svg:x1="6.084cm" svg:y1="8.639cm" svg:x2="6.084cm" svg:y2="6.993cm">
          <text:p/>
        </draw:line>
        <draw:frame draw:style-name="gr8" draw:text-style-name="P5" draw:layer="layout" svg:width="0.309cm" svg:height="0.344cm" svg:x="1.283cm" svg:y="8.472cm">
          <draw:text-box>
            <text:p text:style-name="P4"><text:span text:style-name="T1">0</text:span></text:p>
          </draw:text-box>
        </draw:frame>
        <draw:frame draw:style-name="gr8" draw:text-style-name="P5" draw:layer="layout" svg:width="0.696cm" svg:height="0.344cm" svg:x="0.765cm" svg:y="6.087cm">
          <draw:text-box>
            <text:p text:style-name="P4"><text:span text:style-name="T1">1</text:span><text:span text:style-name="T1">0</text:span><text:span text:style-name="T1">0</text:span><text:span text:style-name="T1">0</text:span></text:p>
          </draw:text-box>
        </draw:frame>
        <draw:frame draw:style-name="gr8" draw:text-style-name="P5" draw:layer="layout" svg:width="0.696cm" svg:height="0.344cm" svg:x="0.765cm" svg:y="3.702cm">
          <draw:text-box>
            <text:p text:style-name="P4"><text:span text:style-name="T1">2000</text:span></text:p>
          </draw:text-box>
        </draw:frame>
        <draw:line draw:style-name="gr9" draw:text-style-name="P3" draw:layer="layout" svg:x1="1.52cm" svg:y1="8.639cm" svg:x2="1.617cm" svg:y2="8.639cm">
          <text:p/>
        </draw:line>
        <draw:line draw:style-name="gr9" draw:text-style-name="P3" draw:layer="layout" svg:x1="1.52cm" svg:y1="6.254cm" svg:x2="1.617cm" svg:y2="6.254cm">
          <text:p/>
        </draw:line>
        <draw:line draw:style-name="gr9" draw:text-style-name="P3" draw:layer="layout" svg:x1="1.52cm" svg:y1="3.869cm" svg:x2="1.617cm" svg:y2="3.869cm">
          <text:p/>
        </draw:line>
        <draw:line draw:style-name="gr9" draw:text-style-name="P3" draw:layer="layout" svg:x1="1.52cm" svg:y1="1.484cm" svg:x2="1.617cm" svg:y2="1.484cm">
          <text:p/>
        </draw:line>
        <draw:line draw:style-name="gr9" draw:text-style-name="P3" draw:layer="layout" svg:x1="3.449cm" svg:y1="9.138cm" svg:x2="3.449cm" svg:y2="9.041cm">
          <text:p/>
        </draw:line>
        <draw:line draw:style-name="gr9" draw:text-style-name="P3" draw:layer="layout" svg:x1="7.714cm" svg:y1="9.138cm" svg:x2="7.714cm" svg:y2="9.041cm">
          <text:p/>
        </draw:line>
        <draw:line draw:style-name="gr9" draw:text-style-name="P3" draw:layer="layout" svg:x1="11.979cm" svg:y1="9.138cm" svg:x2="11.979cm" svg:y2="9.041cm">
          <text:p/>
        </draw:line>
        <draw:line draw:style-name="gr9" draw:text-style-name="P3" draw:layer="layout" svg:x1="16.244cm" svg:y1="9.138cm" svg:x2="16.244cm" svg:y2="9.041cm">
          <text:p/>
        </draw:line>
        <draw:frame draw:style-name="gr8" draw:text-style-name="P5" draw:layer="layout" svg:width="0.696cm" svg:height="0.344cm" svg:x="0.765cm" svg:y="1.317cm">
          <draw:text-box>
            <text:p text:style-name="P4"><text:span text:style-name="T1">3000</text:span></text:p>
          </draw:text-box>
        </draw:frame>
        <draw:frame draw:style-name="gr8" draw:text-style-name="P5" draw:layer="layout" svg:width="0.523cm" svg:height="0.344cm" svg:x="3.189cm" svg:y="9.161cm">
          <draw:text-box>
            <text:p text:style-name="P4"><text:span text:style-name="T1">25</text:span><text:span text:style-name="T1">0</text:span></text:p>
          </draw:text-box>
        </draw:frame>
        <draw:frame draw:style-name="gr8" draw:text-style-name="P5" draw:layer="layout" svg:width="0.523cm" svg:height="0.344cm" svg:x="7.455cm" svg:y="9.161cm">
          <draw:text-box>
            <text:p text:style-name="P4"><text:span text:style-name="T1">5</text:span><text:span text:style-name="T1">0</text:span><text:span text:style-name="T1">0</text:span></text:p>
          </draw:text-box>
        </draw:frame>
        <draw:frame draw:style-name="gr8" draw:text-style-name="P5" draw:layer="layout" svg:width="0.523cm" svg:height="0.344cm" svg:x="11.718cm" svg:y="9.161cm">
          <draw:text-box>
            <text:p text:style-name="P4"><text:span text:style-name="T1">750</text:span></text:p>
          </draw:text-box>
        </draw:frame>
        <draw:frame draw:style-name="gr8" draw:text-style-name="P5" draw:layer="layout" svg:width="0.696cm" svg:height="0.344cm" svg:x="15.893cm" svg:y="9.161cm">
          <draw:text-box>
            <text:p text:style-name="P4"><text:span text:style-name="T1">1000</text:span></text:p>
          </draw:text-box>
        </draw:frame>
        <draw:frame draw:style-name="gr10" draw:text-style-name="P6" draw:layer="layout" svg:width="0.523cm" svg:height="0.433cm" svg:x="9.358cm" svg:y="9.535cm">
          <draw:text-box>
            <text:p text:style-name="P4"><text:span text:style-name="T2">mz</text:span></text:p>
          </draw:text-box>
        </draw:frame>
        <draw:polygon draw:style-name="gr1" draw:text-style-name="P1" draw:layer="layout" svg:width="2.118cm" svg:height="2.163cm" svg:x="18.008cm" svg:y="3.535cm" svg:viewBox="0 0 2119 2164" draw:points="0,0 2119,0 2119,2164 0,2164">
          <text:p/>
        </draw:polygon>
        <draw:frame draw:style-name="gr10" draw:text-style-name="P6" draw:layer="layout" svg:width="0.387cm" svg:height="0.433cm" draw:transform="rotate (1.5707963267949) translate (0.125cm 4.715cm)">
          <draw:text-box>
            <text:p text:style-name="P4"><text:span text:style-name="T2">y</text:span></text:p>
          </draw:text-box>
        </draw:frame>
        <draw:polygon draw:style-name="gr11" draw:text-style-name="P7" draw:layer="layout" svg:width="0.61cm" svg:height="0.609cm" svg:x="18.201cm" svg:y="4.286cm" svg:viewBox="0 0 611 610" draw:points="0,0 611,0 611,610 0,610">
          <text:p/>
        </draw:polygon>
        <draw:line draw:style-name="gr7" draw:text-style-name="P3" draw:layer="layout" svg:x1="18.262cm" svg:y1="4.591cm" svg:x2="18.75cm" svg:y2="4.591cm">
          <text:p/>
        </draw:line>
        <draw:polygon draw:style-name="gr11" draw:text-style-name="P7" draw:layer="layout" svg:width="0.61cm" svg:height="0.61cm" svg:x="18.201cm" svg:y="4.895cm" svg:viewBox="0 0 611 611" draw:points="0,0 611,0 611,611 0,611">
          <text:p/>
        </draw:polygon>
        <draw:line draw:style-name="gr6" draw:text-style-name="P3" draw:layer="layout" svg:x1="18.262cm" svg:y1="5.2cm" svg:x2="18.75cm" svg:y2="5.2cm">
          <text:p/>
        </draw:line>
        <draw:frame draw:style-name="gr10" draw:text-style-name="P6" draw:layer="layout" svg:width="0.997cm" svg:height="0.433cm" svg:x="18.202cm" svg:y="3.701cm">
          <draw:text-box>
            <text:p text:style-name="P4"><text:span text:style-name="T2">group</text:span></text:p>
          </draw:text-box>
        </draw:frame>
        <draw:frame draw:style-name="gr8" draw:text-style-name="P5" draw:layer="layout" svg:width="0.988cm" svg:height="0.344cm" svg:x="19.005cm" svg:y="4.423cm">
          <draw:text-box>
            <text:p text:style-name="P4"><text:span text:style-name="T3">FALSE</text:span></text:p>
          </draw:text-box>
        </draw:frame>
        <draw:frame draw:style-name="gr8" draw:text-style-name="P5" draw:layer="layout" svg:width="0.849cm" svg:height="0.344cm" svg:x="19.005cm" svg:y="5.033cm">
          <draw:text-box>
            <text:p text:style-name="P4"><text:span text:style-name="T3">TRUE</text:span></text:p>
          </draw:text-box>
        </draw:frame>
        <draw:line draw:style-name="gr12" draw:text-style-name="P8" draw:layer="layout" svg:x1="5.424cm" svg:y1="3.492cm" svg:x2="7.012cm" svg:y2="3.492cm">
          <text:p/>
        </draw:line>
        <draw:frame draw:style-name="gr13" draw:text-style-name="P10" draw:layer="layout" svg:width="2.631cm" svg:height="0.704cm" svg:x="4.762cm" svg:y="2.54cm">
          <draw:text-box>
            <text:p text:style-name="P9"><text:span text:style-name="T4">M</text:span><text:span text:style-name="T4">a</text:span><text:span text:style-name="T4">s</text:span><text:span text:style-name="T4">s</text:span><text:span text:style-name="T4"> </text:span><text:span text:style-name="T4">s</text:span><text:span text:style-name="T4">h</text:span><text:span text:style-name="T4">i</text:span><text:span text:style-name="T4">f</text:span><text:span text:style-name="T4">t</text:span></text:p>
          </draw:text-box>
        </draw:frame>
        <draw:line draw:style-name="gr14" draw:text-style-name="P8" draw:layer="layout" svg:x1="13.335cm" svg:y1="0.635cm" svg:x2="13.335cm" svg:y2="9.525cm">
          <text:p/>
        </draw:line>
        <draw:frame draw:style-name="gr13" draw:text-style-name="P10" draw:layer="layout" svg:width="2.445cm" svg:height="0.704cm" svg:x="13.43cm" svg:y="1.518cm">
          <draw:text-box>
            <text:p text:style-name="P9"><text:span text:style-name="T4">I</text:span><text:span text:style-name="T4">n</text:span><text:span text:style-name="T4">t</text:span><text:span text:style-name="T4">e</text:span><text:span text:style-name="T4">.</text:span><text:span text:style-name="T4"> </text:span><text:span text:style-name="T4">s</text:span><text:span text:style-name="T4">h</text:span><text:span text:style-name="T4">i</text:span><text:span text:style-name="T4">f</text:span><text:span text:style-name="T4">t</text:span></text:p>
          </draw:text-box>
        </draw:frame>
        <draw:line draw:style-name="gr15" draw:text-style-name="P8" draw:layer="layout" svg:x1="10.668cm" svg:y1="3.48cm" svg:x2="10.668cm" svg:y2="1.575cm">
          <text:p/>
        </draw:line>
        <draw:frame draw:style-name="gr13" draw:text-style-name="P10" draw:layer="layout" svg:width="2.597cm" svg:height="0.704cm" svg:x="9.525cm" svg:y="0.635cm">
          <draw:text-box>
            <text:p text:style-name="P9"><text:span text:style-name="T4">A</text:span><text:span text:style-name="T4">d</text:span><text:span text:style-name="T4">d </text:span><text:span text:style-name="T4">n</text:span><text:span text:style-name="T4">oi</text:span><text:span text:style-name="T4">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1" svg:font-family="Arimo"/>
    <style:font-face style:name="Arimo" svg:font-family="Arimo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23T19:12:40.470390207</dc:date>
    <meta:editing-duration>PT2M30S</meta:editing-duration>
    <meta:editing-cycles>1</meta:editing-cycles>
    <meta:document-statistic meta:object-count="69"/>
    <meta:generator>LibreOffice/7.1.7.2$Linux_X86_64 LibreOffice_project/10$Build-2</meta:generator>
  </office:meta>
</office:document-meta>
</file>